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Symbol">
            <text:p>Symbol</text:p>
          </table:table-cell>
          <table:table-cell office:value-type="string" office:string-value="Price">
            <text:p>Price</text:p>
          </table:table-cell>
          <table:table-cell office:value-type="string" office:string-value="MarketCap">
            <text:p>MarketCap</text:p>
          </table:table-cell>
          <table:table-cell office:value-type="string" office:string-value="EPS">
            <text:p>EPS</text:p>
          </table:table-cell>
          <table:table-cell office:value-type="string" office:string-value="P/E">
            <text:p>P/E</text:p>
          </table:table-cell>
          <table:table-cell office:value-type="string" office:string-value="P/B">
            <text:p>P/B</text:p>
          </table:table-cell>
          <table:table-cell office:value-type="string" office:string-value="Timestamp">
            <text:p>Timestamp</text:p>
          </table:table-cell>
          <table:table-cell office:value-type="string" office:string-value="Error">
            <text:p>Error</text:p>
          </table:table-cell>
        </table:table-row>
        <table:table-row>
          <table:table-cell office:value-type="string" office:string-value="CTG">
            <text:p>CTG</text:p>
          </table:table-cell>
          <table:table-cell office:value-type="string" office:string-value="42.30">
            <text:p>42.30</text:p>
          </table:table-cell>
          <table:table-cell office:value-type="string" office:string-value="227,150.65">
            <text:p>227,150.65</text:p>
          </table:table-cell>
          <table:table-cell office:value-type="string" office:string-value="4.86">
            <text:p>4.86</text:p>
          </table:table-cell>
          <table:table-cell office:value-type="string" office:string-value="8.70">
            <text:p>8.70</text:p>
          </table:table-cell>
          <table:table-cell office:value-type="string" office:string-value="1.51">
            <text:p>1.51</text:p>
          </table:table-cell>
          <table:table-cell office:value-type="string" office:string-value="2025-03-16 16:03:00">
            <text:p>2025-03-16 16:03:00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PT">
            <text:p>FPT</text:p>
          </table:table-cell>
          <table:table-cell office:value-type="string" office:string-value="131.40">
            <text:p>131.40</text:p>
          </table:table-cell>
          <table:table-cell office:value-type="string" office:string-value="193,298.49">
            <text:p>193,298.49</text:p>
          </table:table-cell>
          <table:table-cell office:value-type="string" office:string-value="5.27">
            <text:p>5.27</text:p>
          </table:table-cell>
          <table:table-cell office:value-type="string" office:string-value="24.96">
            <text:p>24.96</text:p>
          </table:table-cell>
          <table:table-cell office:value-type="string" office:string-value="5.38">
            <text:p>5.38</text:p>
          </table:table-cell>
          <table:table-cell office:value-type="string" office:string-value="2025-03-16 16:03:05">
            <text:p>2025-03-16 16:03:05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NM">
            <text:p>VNM</text:p>
          </table:table-cell>
          <table:table-cell office:value-type="string" office:string-value="62.10">
            <text:p>62.10</text:p>
          </table:table-cell>
          <table:table-cell office:value-type="string" office:string-value="129,786.23">
            <text:p>129,786.23</text:p>
          </table:table-cell>
          <table:table-cell office:value-type="string" office:string-value="4.33">
            <text:p>4.33</text:p>
          </table:table-cell>
          <table:table-cell office:value-type="string" office:string-value="14.34">
            <text:p>14.34</text:p>
          </table:table-cell>
          <table:table-cell office:value-type="string" office:string-value="3.59">
            <text:p>3.59</text:p>
          </table:table-cell>
          <table:table-cell office:value-type="string" office:string-value="2025-03-16 16:03:10">
            <text:p>2025-03-16 16:03:10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